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rompts" style:family="table">
      <style:table-properties style:width="17cm" table:align="margins" style:shadow="none" style:may-break-between-rows="true" table:border-model="collapsing"/>
    </style:style>
    <style:style style:name="Prompts.A" style:family="table-column">
      <style:table-column-properties style:column-width="8.5cm" style:rel-column-width="32767*"/>
    </style:style>
    <style:style style:name="Prompts.A1" style:family="table-cell">
      <style:table-cell-properties fo:background-color="#b2b2b2" fo:padding="0cm" fo:border="0.75pt solid #666666" style:writing-mode="page">
        <style:background-image/>
      </style:table-cell-properties>
    </style:style>
    <style:style style:name="Prompts.2" style:family="table-row">
      <style:table-row-properties fo:keep-together="auto"/>
    </style:style>
    <style:style style:name="Prompts.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s.B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s.A3" style:family="table-cell">
      <style:table-cell-properties fo:background-color="#eeeeee" fo:padding="0cm" fo:border="0.75pt solid #666666" style:writing-mode="page">
        <style:background-image/>
      </style:table-cell-properties>
    </style:style>
    <style:style style:name="Prompts.B3" style:family="table-cell">
      <style:table-cell-properties fo:background-color="#eeeeee" fo:padding="0cm" fo:border="0.75pt solid #666666" style:writing-mode="page">
        <style:background-image/>
      </style:table-cell-properties>
    </style:style>
    <style:style style:name="P1" style:family="paragraph" style:parent-style-name="Heading_20_3">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054ef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5184b" officeooo:paragraph-rsid="0005184b"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ext_20_body" style:list-style-name="L1">
      <style:paragraph-properties fo:margin-top="0cm" fo:margin-bottom="0cm" style:contextual-spacing="false"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ext_20_body" style:list-style-name="L1">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list-style-name="L2">
      <style:paragraph-properties fo:margin-top="0cm" fo:margin-bottom="0cm" style:contextual-spacing="false"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list-style-name="L2">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list-style-name="L3">
      <style:paragraph-properties fo:margin-top="0cm" fo:margin-bottom="0cm" style:contextual-spacing="false"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list-style-name="L3">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Prompts" table:style-name="Prompts" table:template-name="Simple Grid Rows">
        <table:table-column table:style-name="Prompts.A" table:number-columns-repeated="2"/>
        <table:table-row>
          <table:table-cell table:style-name="Prompts.A1" office:value-type="string">
            <text:p text:style-name="P4">Prompt</text:p>
          </table:table-cell>
          <table:table-cell table:style-name="Prompts.A1" office:value-type="string">
            <text:p text:style-name="P4">Answer</text:p>
          </table:table-cell>
        </table:table-row>
        <table:table-row table:style-name="Prompts.2">
          <table:table-cell table:style-name="Prompts.A2" office:value-type="string">
            <text:p text:style-name="P3">You are an Solution Architect and Senior Software Developer with great expierence in the area of Video Generation andn Face Recognition. In that role it is your task to analyse the requirement document attached . Your first tasks are following: </text:p>
            <text:p text:style-name="P3">1. Select the 3rd Party Liberies to use so that it meets the requirements </text:p>
            <text:p text:style-name="P3">2. Define a list of work packages for implementation </text:p>
            <text:p text:style-name="P3">3. Setup the Project. Please specify what Project Type(s) should be created for the solution. Give also List of the Files/Classes and Interfaces which you created. Be on point in your description but there should be no pseudo code or placeholders. </text:p>
          </table:table-cell>
          <table:table-cell table:style-name="Prompts.B2" office:value-type="string">
            <text:p text:style-name="P5">Based on the requirements detailed in the "Time Lapse Face Morph App" document, here's a structured approach to developing the application with recommendations for third-party libraries, work packages for implementation, and project setup within Visual Studio 2022 using C#.</text:p>
            <text:h text:style-name="P1" text:outline-level="3">Third-Party Libraries</text:h>
            <text:list text:style-name="L1">
              <text:list-item>
                <text:p text:style-name="P6"><text:span text:style-name="Strong_20_Emphasis">OpenCV</text:span> and <text:span text:style-name="Strong_20_Emphasis">Emgu CV</text:span>: For image processing tasks such as resizing and aligning pictures. Emgu CV is a .NET wrapper for OpenCV, facilitating image manipulation and face detection.</text:p>
              </text:list-item>
              <text:list-item>
                <text:p text:style-name="P6"><text:span text:style-name="Strong_20_Emphasis">Dlib</text:span>: For face detection and landmark features extraction, critical for the face morphing process.</text:p>
              </text:list-item>
              <text:list-item>
                <text:p text:style-name="P6"><text:span text:style-name="Strong_20_Emphasis">AForge.NET</text:span> or <text:span text:style-name="Strong_20_Emphasis">Accord.NET</text:span>: For additional image processing tasks if needed, especially useful for complex image transformations and enhancements.</text:p>
              </text:list-item>
              <text:list-item>
                <text:p text:style-name="P7"><text:span text:style-name="Strong_20_Emphasis">FFmpeg</text:span>: For video generation from the sequence of morphed images, controlling frames per second and output file format.</text:p>
              </text:list-item>
            </text:list>
            <text:h text:style-name="P1" text:outline-level="3">Work Packages for Implementation</text:h>
            <text:list text:style-name="L2">
              <text:list-item>
                <text:p text:style-name="P8"><text:span text:style-name="Strong_20_Emphasis">Environment Setup</text:span>: Install Visual Studio 2022 Community Edition, set up a C# project, and configure necessary third-party libraries.</text:p>
              </text:list-item>
              <text:list-item>
                <text:p text:style-name="P8"><text:span text:style-name="Strong_20_Emphasis">CLI Interface Development</text:span>: Implement the command-line interface to parse user inputs for picture directory, size adaptation parameters, alignment references, morphing parameters, and video generation settings.</text:p>
              </text:list-item>
              <text:list-item>
                <text:p text:style-name="P8"><text:span text:style-name="Strong_20_Emphasis">Image Pre-processing</text:span>: Develop the functionality to load, resize (keeping the aspect ratio), and store images in a specified directory.</text:p>
              </text:list-item>
              <text:list-item>
                <text:p text:style-name="P8"><text:span text:style-name="Strong_20_Emphasis">Picture Alignment</text:span>: Implement picture <text:soft-page-break/>alignment based on a reference image, including optional overlay functionality.</text:p>
              </text:list-item>
              <text:list-item>
                <text:p text:style-name="P8"><text:span text:style-name="Strong_20_Emphasis">Face Detection and Morphing</text:span>: Integrate Dlib for face detection, utilize landmark features for face morphing between subsequent images, and implement the sequence control as per the provided parameters (duration, pause).</text:p>
              </text:list-item>
              <text:list-item>
                <text:p text:style-name="P8"><text:span text:style-name="Strong_20_Emphasis">Video Generation</text:span>: Leverage FFmpeg for compiling the morphed images into a video, respecting the specified frames per second and output filename.</text:p>
              </text:list-item>
              <text:list-item>
                <text:p text:style-name="P9"><text:span text:style-name="Strong_20_Emphasis">Testing and Optimization</text:span>: Conduct thorough testing of the application for performance and accuracy. Optimize code and image processing tasks for efficiency.</text:p>
              </text:list-item>
            </text:list>
            <text:h text:style-name="P1" text:outline-level="3">Project Setup</text:h>
            <text:list text:style-name="L3">
              <text:list-item>
                <text:p text:style-name="P10"><text:span text:style-name="Strong_20_Emphasis">Project Type</text:span>: A Console Application in C#, suitable for the command-line tool requirement.</text:p>
              </text:list-item>
              <text:list-item>
                <text:p text:style-name="P10"><text:span text:style-name="Strong_20_Emphasis">Solution Structure</text:span>:</text:p>
                <text:list>
                  <text:list-item>
                    <text:p text:style-name="P10"><text:span text:style-name="Strong_20_Emphasis">Program.cs</text:span>: Main entry point of the application, handling CLI arguments parsing.</text:p>
                  </text:list-item>
                  <text:list-item>
                    <text:p text:style-name="P10"><text:span text:style-name="Strong_20_Emphasis">ImageProcessor.cs</text:span>: Class for image resizing, alignment, and storage operations.</text:p>
                  </text:list-item>
                  <text:list-item>
                    <text:p text:style-name="P10"><text:span text:style-name="Strong_20_Emphasis">FaceMorpher.cs</text:span>: Class utilizing Dlib for face detection and performing the morphing between images.</text:p>
                  </text:list-item>
                  <text:list-item>
                    <text:p text:style-name="P10"><text:span text:style-name="Strong_20_Emphasis">VideoGenerator.cs</text:span>: Class for compiling the morphed images into a video file using FFmpeg.</text:p>
                  </text:list-item>
                  <text:list-item>
                    <text:p text:style-name="P10"><text:span text:style-name="Strong_20_Emphasis">IImageProcessor.cs</text:span>: Interface defining operations for image processing.</text:p>
                  </text:list-item>
                  <text:list-item>
                    <text:p text:style-name="P10"><text:span text:style-name="Strong_20_Emphasis">IFaceMorpher.cs</text:span>: Interface for face morphing functionality.</text:p>
                  </text:list-item>
                  <text:list-item>
                    <text:p text:style-name="P11"><text:span text:style-name="Strong_20_Emphasis">IVideoGenerator.cs</text:span>: Interface <text:soft-page-break/>for video generation operations.</text:p>
                  </text:list-item>
                </text:list>
              </text:list-item>
            </text:list>
            <text:p text:style-name="P5">Each class is designed to handle specific segments of the workflow, following SOLID principles for maintainability and scalability. The interfaces abstract the implementation details, allowing for future enhancements or changes in third-party libraries without significant alterations to the application's core logic.</text:p>
            <text:p text:style-name="P5">This structure and approach align with the application's requirements, ensuring a modular, efficient, and scalable solution.</text:p>
            <text:p text:style-name="P2"/>
          </table:table-cell>
        </table:table-row>
        <table:table-row>
          <table:table-cell table:style-name="Prompts.A3" office:value-type="string">
            <text:p text:style-name="P2">While the liberies Emgu.CV and AForge.NET can be found in the nuget-package Manager the entries for "Dlib" and "FFmpeg" are ambigious. So you as the Solution Architect has to decide which third party liberary should be taken. Give your decision for "DLib" and "FFMpeg". Defend your decision with not more than two sentences </text:p>
          </table:table-cell>
          <table:table-cell table:style-name="Prompts.B3" office:value-type="string">
            <text:p text:style-name="P5">For <text:span text:style-name="Strong_20_Emphasis">Dlib</text:span>, I recommend using the "DlibDotNet" package. It provides a direct, comprehensive .NET wrapper around the native Dlib library, ensuring access to Dlib's extensive features while maintaining the performance necessary for real-time face detection and landmark extraction.</text:p>
            <text:p text:style-name="P5">For <text:span text:style-name="Strong_20_Emphasis">FFmpeg</text:span>, the choice falls on "FFmpeg.AutoGen". This package automatically generates C# bindings for FFmpeg, offering a low-level approach to directly leverage FFmpeg's powerful video processing capabilities within a .NET environment, ensuring maximum compatibility and performance.</text:p>
            <text:p text:style-name="P5"/>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de" number:country="DE">
      <number:number number:min-integer-digits="1"/>
    </number:number-style>
    <number:text-style style:name="N20100" number:language="de" number:country="DE">
      <number:text-content/>
    </number:text-style>
    <style:style style:name="Simple_20_Grid_20_Rows.1" style:display-name="Simple Grid Rows.1" style:family="table-cell" style:data-style-name="N2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2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2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2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2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2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2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2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2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2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2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2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2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2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2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2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31T23:01:49.079000000</meta:creation-date>
    <meta:generator>LibreOffice/7.6.6.3$Windows_X86_64 LibreOffice_project/d97b2716a9a4a2ce1391dee1765565ea469b0ae7</meta:generator>
    <dc:date>2024-03-31T23:08:02.655000000</dc:date>
    <meta:editing-duration>PT6M13S</meta:editing-duration>
    <meta:editing-cycles>2</meta:editing-cycles>
    <meta:document-statistic meta:table-count="1" meta:image-count="0" meta:object-count="0" meta:page-count="3" meta:paragraph-count="35" meta:word-count="663" meta:character-count="4624" meta:non-whitespace-character-count="4011"/>
  </office:meta>
</office:document-meta>
</file>